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46a" officeooo:paragraph-rsid="0005546a"/>
    </style:style>
    <style:style style:name="P2" style:family="paragraph" style:parent-style-name="Standard">
      <style:text-properties officeooo:rsid="0006099b" officeooo:paragraph-rsid="0006099b"/>
    </style:style>
    <style:style style:name="P3" style:family="paragraph" style:parent-style-name="Preformatted_20_Text">
      <style:text-properties fo:color="#000000" style:font-name="DejaVu Sans Mono" officeooo:rsid="0005546a" officeooo:paragraph-rsid="0005546a"/>
    </style:style>
    <style:style style:name="P4" style:family="paragraph" style:parent-style-name="Preformatted_20_Text">
      <style:text-properties fo:color="#000000" style:font-name="DejaVu Sans Mono" officeooo:rsid="0006099b" officeooo:paragraph-rsid="0006099b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6" style:family="paragraph" style:parent-style-name="Preformatted_20_Text">
      <style:text-properties fo:color="#000000"/>
    </style:style>
    <style:style style:name="P7" style:family="paragraph" style:parent-style-name="Preformatted_20_Text">
      <style:text-properties fo:color="#000000" style:font-name="DejaVu Sans Mono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/>
    </style:style>
    <style:style style:name="T9" style:family="text">
      <style:text-properties style:font-name="DejaVu Sans Mono"/>
    </style:style>
    <style:style style:name="T10" style:family="text">
      <style:text-properties fo:color="#0000ff" style:font-name="DejaVu Sans Mono"/>
    </style:style>
    <style:style style:name="T11" style:family="text">
      <style:text-properties fo:color="#660e7a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3"><text:span text:style-name="T1">#include</text:span><text:span text:style-name="T2"> </text:span><text:span text:style-name="T3">&lt;iostream&gt;</text:span></text:p>
      <text:p text:style-name="P7"><text:span text:style-name="T1">#include</text:span><text:span text:style-name="T2"> </text:span><text:span text:style-name="T3">&lt;vector&gt;</text:span></text:p>
      <text:p text:style-name="P7"><text:span text:style-name="T5">class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{}</text:span></text:p>
      <text:p text:style-name="P7">};</text:p>
      <text:p text:style-name="P7"><text:span text:style-name="T5">class </text:span><text:span text:style-name="T7">Wolf </text:span>: <text:span text:style-name="T5">public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{</text:span></text:p>
      <text:p text:style-name="P6"><text:s text:c="8"/><text:span text:style-name="T8">std</text:span><text:span text:style-name="T9">::cout </text:span><text:span text:style-name="T8">&lt;&lt; </text:span><text:span text:style-name="T4">"Woooo!"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><text:span text:style-name="T5">class </text:span><text:span text:style-name="T7">Raccoon </text:span>: <text:span text:style-name="T5">public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<text:s/>{</text:span></text:p>
      <text:p text:style-name="P6"><text:s text:c="8"/><text:span text:style-name="T8">std</text:span><text:span text:style-name="T9">::cout </text:span><text:span text:style-name="T8">&lt;&lt; </text:span><text:span text:style-name="T4">"Trill trill!"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><text:span text:style-name="T5">class </text:span><text:span text:style-name="T7">Duck </text:span>: <text:span text:style-name="T5">public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<text:s/>{</text:span></text:p>
      <text:p text:style-name="P6"><text:s text:c="8"/><text:span text:style-name="T8">std</text:span><text:span text:style-name="T9">::cout </text:span><text:span text:style-name="T8">&lt;&lt; </text:span><text:span text:style-name="T4">"Quack quack!"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><text:span text:style-name="T5">class </text:span><text:span text:style-name="T7">Dolphin </text:span>: <text:span text:style-name="T5">public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<text:s/>{</text:span></text:p>
      <text:p text:style-name="P6"><text:s text:c="8"/><text:span text:style-name="T8">std</text:span><text:span text:style-name="T9">::cout </text:span><text:span text:style-name="T8">&lt;&lt; </text:span><text:span text:style-name="T4">"Click click!"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><text:span text:style-name="T5">class </text:span><text:span text:style-name="T7">Moose </text:span>: <text:span text:style-name="T5">public </text:span><text:span text:style-name="T7">Animal </text:span>{</text:p>
      <text:p text:style-name="P7"><text:span text:style-name="T5">public</text:span>:</text:p>
      <text:p text:style-name="P6"><text:s text:c="4"/><text:span text:style-name="T6">virtual void </text:span><text:span text:style-name="T9">say() <text:s/>{</text:span></text:p>
      <text:p text:style-name="P6"><text:s text:c="8"/><text:span text:style-name="T8">std</text:span><text:span text:style-name="T9">::cout </text:span><text:span text:style-name="T8">&lt;&lt; </text:span><text:span text:style-name="T4">"Bellow bellow!"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><text:span text:style-name="T5">int </text:span>main() {</text:p>
      <text:p text:style-name="P6"><text:s text:c="4"/><text:span text:style-name="T8">std</text:span><text:span text:style-name="T9">::</text:span><text:span text:style-name="T8">vector</text:span><text:span text:style-name="T9">&lt;</text:span><text:span text:style-name="T8">Animal</text:span><text:span text:style-name="T9">*&gt; zoo;</text:span></text:p>
      <text:p text:style-name="P6"><text:s text:c="4"/><text:span text:style-name="T9">zoo.push_back(</text:span><text:span text:style-name="T6">new </text:span><text:span text:style-name="T8">Duck</text:span><text:span text:style-name="T9">());</text:span></text:p>
      <text:p text:style-name="P6"><text:s text:c="4"/><text:span text:style-name="T9">zoo.push_back(</text:span><text:span text:style-name="T6">new </text:span><text:span text:style-name="T8">Dolphin</text:span><text:span text:style-name="T9">());</text:span></text:p>
      <text:p text:style-name="P6"><text:s text:c="4"/><text:span text:style-name="T9">zoo.push_back(</text:span><text:span text:style-name="T6">new </text:span><text:span text:style-name="T8">Moose</text:span><text:span text:style-name="T9">());</text:span></text:p>
      <text:p text:style-name="P6"><text:s text:c="4"/><text:span text:style-name="T9">zoo.push_back(</text:span><text:span text:style-name="T6">new </text:span><text:span text:style-name="T8">Raccoon</text:span><text:span text:style-name="T9">());</text:span></text:p>
      <text:p text:style-name="P6"><text:s text:c="4"/><text:span text:style-name="T9">zoo.push_back(</text:span><text:span text:style-name="T6">new </text:span><text:span text:style-name="T8">Wolf</text:span><text:span text:style-name="T9">());</text:span></text:p>
      <text:p text:style-name="P6"><text:s text:c="4"/><text:span text:style-name="T6">for</text:span><text:span text:style-name="T9">(</text:span><text:span text:style-name="T8">Animal </text:span><text:span text:style-name="T9">* animal: zoo) {</text:span></text:p>
      <text:p text:style-name="P6"><text:s text:c="8"/><text:span text:style-name="T9">animal-&gt;say();</text:span></text:p>
      <text:p text:style-name="P6"><text:s text:c="4"/><text:span text:style-name="T9">}</text:span></text:p>
      <text:p text:style-name="P6"><text:s text:c="4"/><text:span text:style-name="T6">return </text:span><text:span text:style-name="T10">0</text:span><text:span text:style-name="T9">;</text:span></text:p>
      <text:p text:style-name="P5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дача 2.</text:p>
      <text:p text:style-name="P2"/>
      <text:p text:style-name="P2"/>
      <text:p text:style-name="P4"><text:span text:style-name="T1">#include</text:span><text:span text:style-name="T2"> </text:span><text:span text:style-name="T3">&lt;iostream&gt;</text:span></text:p>
      <text:p text:style-name="P7"><text:span text:style-name="T1">#include</text:span><text:span text:style-name="T2"> </text:span><text:span text:style-name="T3">&lt;cmath&gt;</text:span></text:p>
      <text:p text:style-name="P7"><text:span text:style-name="T3"/></text:p>
      <text:p text:style-name="P7"><text:span text:style-name="T5">class </text:span><text:span text:style-name="T7">Callback </text:span>{</text:p>
      <text:p text:style-name="P7"><text:span text:style-name="T5">public</text:span>:</text:p>
      <text:p text:style-name="P6"><text:s text:c="4"/><text:span text:style-name="T6">virtual void </text:span><text:span text:style-name="T9">exec(</text:span><text:span text:style-name="T6">double </text:span><text:span text:style-name="T9">data) {}</text:span></text:p>
      <text:p text:style-name="P7">};</text:p>
      <text:p text:style-name="P7"/>
      <text:p text:style-name="P7"><text:span text:style-name="T5">class </text:span><text:span text:style-name="T7">Computator </text:span>{</text:p>
      <text:p text:style-name="P7"><text:span text:style-name="T5">public</text:span>:</text:p>
      <text:p text:style-name="P6"><text:s text:c="4"/><text:span text:style-name="T6">void </text:span><text:span text:style-name="T9">compute(</text:span><text:span text:style-name="T6">double </text:span><text:span text:style-name="T9">data, </text:span><text:span text:style-name="T8">Callback </text:span><text:span text:style-name="T9">* callback) {</text:span></text:p>
      <text:p text:style-name="P6"><text:s text:c="8"/><text:span text:style-name="T6">double </text:span><text:span text:style-name="T9">result;</text:span></text:p>
      <text:p text:style-name="P6"><text:s text:c="8"/><text:span text:style-name="T9">result = exp(tan(fabs(sin(data))));</text:span></text:p>
      <text:p text:style-name="P6"><text:s text:c="8"/><text:span text:style-name="T9">callback-&gt;exec(result);</text:span></text:p>
      <text:p text:style-name="P6"><text:s text:c="4"/><text:span text:style-name="T9">}</text:span></text:p>
      <text:p text:style-name="P7">};</text:p>
      <text:p text:style-name="P7"/>
      <text:p text:style-name="P7"><text:span text:style-name="T5">class </text:span><text:span text:style-name="T7">Printer </text:span>: <text:span text:style-name="T5">public </text:span><text:span text:style-name="T7">Callback </text:span>{</text:p>
      <text:p text:style-name="P7"><text:span text:style-name="T5">public</text:span>:</text:p>
      <text:p text:style-name="P6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6"><text:s text:c="8"/><text:span text:style-name="T8">std</text:span><text:span text:style-name="T9">::cout </text:span><text:span text:style-name="T8">&lt;&lt; </text:span><text:span text:style-name="T9">data </text:span><text:span text:style-name="T8">&lt;&lt; std</text:span><text:span text:style-name="T9">::endl;</text:span></text:p>
      <text:p text:style-name="P6"><text:s text:c="4"/><text:span text:style-name="T9">}</text:span></text:p>
      <text:p text:style-name="P7">};</text:p>
      <text:p text:style-name="P7"/>
      <text:p text:style-name="P7"><text:span text:style-name="T5">class </text:span><text:span text:style-name="T7">DoubledCompute </text:span>: <text:span text:style-name="T5">public </text:span><text:span text:style-name="T7">Callback </text:span>{</text:p>
      <text:p text:style-name="P7"><text:span text:style-name="T5">public</text:span>:</text:p>
      <text:p text:style-name="P6"><text:s text:c="4"/><text:span text:style-name="T9">DoubledCompute(</text:span><text:span text:style-name="T8">Computator </text:span><text:span text:style-name="T9">* c) {</text:span></text:p>
      <text:p text:style-name="P6"><text:s text:c="8"/><text:span text:style-name="T11">computator </text:span><text:span text:style-name="T9">= c;</text:span></text:p>
      <text:p text:style-name="P6"><text:s text:c="4"/><text:span text:style-name="T9">}</text:span></text:p>
      <text:p text:style-name="P6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6"><text:s text:c="8"/><text:span text:style-name="T8">Callback </text:span><text:span text:style-name="T9">* pr = </text:span><text:span text:style-name="T6">new </text:span><text:span text:style-name="T8">Printer</text:span><text:span text:style-name="T9">();</text:span></text:p>
      <text:p text:style-name="P6"><text:s text:c="8"/><text:span text:style-name="T11">computator</text:span><text:span text:style-name="T9">-&gt;compute(data, pr);</text:span></text:p>
      <text:p text:style-name="P6"><text:s text:c="8"/><text:span text:style-name="T6">delete </text:span><text:span text:style-name="T9">pr;</text:span></text:p>
      <text:p text:style-name="P6"><text:s text:c="4"/><text:span text:style-name="T9">}</text:span></text:p>
      <text:p text:style-name="P7"><text:span text:style-name="T5">private</text:span>:</text:p>
      <text:p text:style-name="P6"><text:s text:c="4"/><text:span text:style-name="T8">Computator </text:span><text:span text:style-name="T9">* </text:span><text:span text:style-name="T11">computator</text:span><text:span text:style-name="T9">;</text:span></text:p>
      <text:p text:style-name="P7">};</text:p>
      <text:p text:style-name="P7"/>
      <text:p text:style-name="P7"><text:span text:style-name="T5">int </text:span>main() {</text:p>
      <text:p text:style-name="P6"><text:s text:c="4"/><text:span text:style-name="T8">Computator </text:span><text:span text:style-name="T9">* computator = </text:span><text:span text:style-name="T6">new </text:span><text:span text:style-name="T8">Computator</text:span><text:span text:style-name="T9">();</text:span></text:p>
      <text:p text:style-name="P6"><text:s text:c="4"/><text:span text:style-name="T8">Callback </text:span><text:span text:style-name="T9">* printer = </text:span><text:span text:style-name="T6">new </text:span><text:span text:style-name="T8">Printer</text:span><text:span text:style-name="T9">();</text:span></text:p>
      <text:p text:style-name="P6"><text:s text:c="4"/><text:span text:style-name="T8">Callback </text:span><text:span text:style-name="T9">* doubled = </text:span><text:span text:style-name="T6">new </text:span><text:span text:style-name="T9">DoubledCompute(computator);</text:span></text:p>
      <text:p text:style-name="P6"><text:s text:c="4"/><text:span text:style-name="T6">double </text:span><text:span text:style-name="T9">num;</text:span></text:p>
      <text:p text:style-name="P6"><text:s text:c="4"/><text:span text:style-name="T8">std</text:span><text:span text:style-name="T9">::cin </text:span><text:span text:style-name="T8">&gt;&gt; </text:span><text:span text:style-name="T9">num;</text:span></text:p>
      <text:p text:style-name="P6"><text:s text:c="4"/><text:span text:style-name="T9">computator-&gt;compute(num, printer);</text:span></text:p>
      <text:p text:style-name="P6"><text:s text:c="4"/><text:span text:style-name="T9">computator-&gt;compute(num, doubled);</text:span></text:p>
      <text:p text:style-name="P6"><text:s text:c="4"/><text:span text:style-name="T6">return </text:span><text:span text:style-name="T10">0</text:span><text:span text:style-name="T9">;</text:span></text:p>
      <text:p text:style-name="P5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8:09:54.064021930</meta:creation-date>
    <dc:date>2016-10-31T20:09:48.010738760</dc:date>
    <meta:editing-duration>PT1H49M53S</meta:editing-duration>
    <meta:editing-cycles>1</meta:editing-cycles>
    <meta:document-statistic meta:table-count="0" meta:image-count="0" meta:object-count="0" meta:page-count="2" meta:paragraph-count="93" meta:word-count="257" meta:character-count="1918" meta:non-whitespace-character-count="1484"/>
    <meta:generator>LibreOffice/5.1.4.2$Linux_X86_64 LibreOffice_project/10m0$Build-2</meta:generator>
  </office:meta>
</office:document-meta>
</file>